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8"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8.A" style:family="table-column">
      <style:table-column-properties style:column-width="14.527cm"/>
    </style:style>
    <style:style style:name="Table8.A1" style:family="table-cell">
      <style:table-cell-properties fo:background-color="#000000" fo:padding="0.097cm" fo:border="0.002cm solid #000000">
        <style:background-image/>
      </style:table-cell-properties>
    </style:style>
    <style:style style:name="Table8.2" style:family="table-row">
      <style:table-row-properties fo:background-color="transparent" style:keep-together="true" fo:keep-together="auto">
        <style:background-image/>
      </style:table-row-properties>
    </style:style>
    <style:style style:name="Table8.A2" style:family="table-cell">
      <style:table-cell-properties style:vertical-align="" fo:background-color="transparent" fo:padding="0.097cm" fo:border-left="0.002cm solid #000000" fo:border-right="0.002cm solid #000000" fo:border-top="none" fo:border-bottom="0.002cm solid #000000">
        <style:background-image/>
      </style:table-cell-properties>
    </style:style>
    <style:style style:name="Table8.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Table8.A8"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035cm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text-align="center" style:justify-single-word="false" fo:background-color="transparent">
        <style:background-image/>
      </style:paragraph-properties>
      <style:text-properties fo:color="#ffffff"/>
    </style:style>
    <style:style style:name="P43" style:family="paragraph" style:parent-style-name="Code">
      <style:paragraph-properties fo:break-before="page"/>
    </style:style>
    <style:style style:name="P44" style:family="paragraph" style:parent-style-name="List">
      <style:paragraph-properties fo:margin-left="2.32cm" fo:margin-right="0cm" fo:text-indent="0cm" style:auto-text-indent="false"/>
    </style:style>
    <style:style style:name="P45" style:family="paragraph" style:parent-style-name="List">
      <style:paragraph-properties fo:margin-left="2.351cm" fo:margin-right="0cm" fo:text-indent="0cm" style:auto-text-indent="false"/>
    </style:style>
    <style:style style:name="P46" style:family="paragraph" style:parent-style-name="Contents_20_2">
      <style:paragraph-properties>
        <style:tab-stops>
          <style:tab-stop style:position="0cm"/>
        </style:tab-stops>
      </style:paragraph-properties>
    </style:style>
    <style:style style:name="P47" style:family="paragraph" style:parent-style-name="Contents_20_1">
      <style:paragraph-properties>
        <style:tab-stops>
          <style:tab-stop style:position="0cm"/>
          <style:tab-stop style:position="3cm"/>
        </style:tab-stops>
      </style:paragraph-properties>
    </style:style>
    <style:style style:name="P48" style:family="paragraph" style:parent-style-name="Standard" style:master-page-name="Index">
      <style:paragraph-properties fo:margin-left="0cm" fo:margin-right="0cm" fo:text-indent="0cm" style:auto-text-indent="false" style:page-number="auto"/>
    </style:style>
    <style:style style:name="P49" style:family="paragraph" style:parent-style-name="Standard" style:master-page-name="Index">
      <style:paragraph-properties style:page-number="auto"/>
    </style:style>
    <style:style style:name="P50" style:family="paragraph" style:parent-style-name="Standard" style:list-style-name=""/>
    <style:style style:name="P51" style:family="paragraph" style:parent-style-name="List" style:list-style-name="L13"/>
    <style:style style:name="P52" style:family="paragraph" style:parent-style-name="List" style:list-style-name="L1">
      <style:paragraph-properties fo:margin-left="2.341cm" fo:margin-right="0cm" fo:text-indent="0cm" style:auto-text-indent="false"/>
    </style:style>
    <style:style style:name="P53" style:family="paragraph" style:parent-style-name="List" style:list-style-name="L11">
      <style:paragraph-properties fo:margin-left="2.341cm" fo:margin-right="0cm" fo:text-indent="0cm" style:auto-text-indent="false"/>
    </style:style>
    <style:style style:name="P54" style:family="paragraph" style:parent-style-name="List" style:list-style-name="L13">
      <style:paragraph-properties fo:margin-left="2.341cm" fo:margin-right="0cm" fo:text-indent="0cm" style:auto-text-indent="false"/>
    </style:style>
    <style:style style:name="P5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6" style:family="paragraph" style:parent-style-name="Heading_20_1" style:master-page-name="Standard">
      <style:paragraph-properties style:page-number="auto"/>
    </style:style>
    <style:style style:name="P57" style:family="paragraph" style:parent-style-name="Heading_20_1">
      <style:paragraph-properties fo:break-before="page"/>
    </style:style>
    <style:style style:name="P58" style:family="paragraph" style:parent-style-name="Table_20_Contents" style:list-style-name="L2"/>
    <style:style style:name="P59" style:family="paragraph" style:parent-style-name="Table_20_Contents" style:list-style-name="L2">
      <style:paragraph-properties fo:keep-together="always"/>
    </style:style>
    <style:style style:name="P60" style:family="paragraph" style:parent-style-name="Table_20_Contents" style:list-style-name="L12">
      <style:paragraph-properties fo:keep-together="always"/>
    </style:style>
    <style:style style:name="P61" style:family="paragraph" style:parent-style-name="Table_20_Contents" style:list-style-name="L3"/>
    <style:style style:name="P62" style:family="paragraph" style:parent-style-name="Table_20_Contents" style:list-style-name="L4"/>
    <style:style style:name="P63" style:family="paragraph" style:parent-style-name="Table_20_Contents" style:list-style-name="L5"/>
    <style:style style:name="P64" style:family="paragraph" style:parent-style-name="Table_20_Contents" style:list-style-name="L6"/>
    <style:style style:name="P65" style:family="paragraph" style:parent-style-name="Table_20_Contents" style:list-style-name="L7"/>
    <style:style style:name="P66" style:family="paragraph" style:parent-style-name="Table_20_Contents" style:list-style-name="L8"/>
    <style:style style:name="P67" style:family="paragraph" style:parent-style-name="Table_20_Contents" style:list-style-name="L9"/>
    <style:style style:name="P68" style:family="paragraph" style:parent-style-name="Table_20_Contents" style:list-style-name="L10"/>
    <style:style style:name="P69" style:family="paragraph" style:parent-style-name="Table_20_Contents" style:list-style-name="L12"/>
    <style:style style:name="P70" style:family="paragraph" style:parent-style-name="Table_20_Contents" style:list-style-name="L12">
      <style:paragraph-properties fo:keep-together="always"/>
      <style:text-properties fo:font-size="10pt" style:letter-kerning="false"/>
    </style:style>
    <style:style style:name="P71" style:family="paragraph" style:parent-style-name="Table_20_Contents" style:list-style-name="L12">
      <style:text-properties fo:font-size="10pt" style:letter-kerning="false"/>
    </style:style>
    <style:style style:name="P72" style:family="paragraph" style:parent-style-name="Table_20_Contents">
      <style:paragraph-properties fo:text-align="end" style:justify-single-word="false"/>
      <style:text-properties fo:font-size="10pt" style:letter-kerning="false"/>
    </style:style>
    <style:style style:name="P73" style:family="paragraph" style:parent-style-name="Table_20_Contents" style:list-style-name="L12">
      <style:text-properties fo:font-weight="normal" style:font-weight-asian="normal" style:font-weight-complex="normal"/>
    </style:style>
    <style:style style:name="P74" style:family="paragraph" style:parent-style-name="Table_20_Contents">
      <style:paragraph-properties fo:text-align="center" style:justify-single-word="false"/>
      <style:text-properties fo:color="#ffffff"/>
    </style:style>
    <style:style style:name="P75" style:family="paragraph" style:parent-style-name="Table_20_Contents">
      <style:paragraph-properties fo:text-align="end" style:justify-single-word="false"/>
    </style:style>
    <style:style style:name="P76" style:family="paragraph" style:parent-style-name="Table_20_Contents" style:list-style-name="L12">
      <style:paragraph-properties fo:margin-left="0.415cm" fo:margin-right="0.011cm" fo:text-indent="0cm" style:auto-text-indent="false"/>
    </style:style>
    <style:style style:name="P77" style:family="paragraph" style:parent-style-name="Table_20_Contents" style:list-style-name="L12">
      <style:paragraph-properties fo:margin-left="0.415cm" fo:margin-right="0.011cm" fo:text-indent="0cm" style:auto-text-indent="false">
        <style:tab-stops/>
      </style:paragraph-properties>
    </style:style>
    <style:style style:name="P78" style:family="paragraph" style:parent-style-name="Table_20_Contents">
      <style:paragraph-properties fo:margin-left="0.37cm" fo:margin-right="0cm" fo:text-indent="0cm" style:auto-text-indent="false">
        <style:tab-stops>
          <style:tab-stop style:position="0.383cm"/>
        </style:tab-stops>
      </style:paragraph-properties>
    </style:style>
    <style:style style:name="P79"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80" style:family="paragraph" style:parent-style-name="Heading_20_2">
      <style:paragraph-properties fo:break-before="page"/>
    </style:style>
    <style:style style:name="P81" style:family="paragraph" style:parent-style-name="Heading_20_2">
      <style:paragraph-properties fo:margin-left="3cm" fo:margin-right="0cm" fo:text-indent="0cm" style:auto-text-indent="false"/>
    </style:style>
    <style:style style:name="P8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Optima2" fo:font-size="10pt" style:font-size-asian="10pt" style:font-size-complex="10pt"/>
    </style:style>
    <style:style style:name="T14" style:family="text">
      <style:text-properties style:letter-kerning="false"/>
    </style:style>
    <style:style style:name="T1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2" text:anchor-type="paragraph" svg:x="1.6cm" svg:y="0.94cm" svg:width="7.654cm" svg:height="4.196cm" draw:z-index="0"><draw:image xlink:href="../sogo.png" xlink:type="simple" xlink:show="embed" xlink:actuate="onLoad"/></draw:frame></text:p>
      <text:p text:style-name="P6"/>
      <text:p text:style-name="P7"/>
      <text:p text:style-name="P7"/>
      <text:p text:style-name="P7"/>
      <text:p text:style-name="P7"/>
      <text:p text:style-name="P16"/>
      <text:p text:style-name="P18">version 1.3.12</text:p>
      <text:p text:style-name="P17">Installation and Configuration Guide</text:p>
      <text:p text:style-name="P7"/>
      <text:p text:style-name="P49">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2 – February 2012</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8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Chapter 1<text:tab/>About this Guide <text:s text:c="2"/><text:tab/>3</text:p>
          <text:p text:style-name="P47">Chapter 2<text:tab/>Introduction <text:s text:c="2"/><text:tab/>4</text:p>
          <text:p text:style-name="P46">Architecture <text:s text:c="2"/><text:tab/>5</text:p>
          <text:p text:style-name="P47">Chapter 3<text:tab/>System Requirements <text:s text:c="2"/><text:tab/>6</text:p>
          <text:p text:style-name="P46">Assumptions <text:s text:c="2"/><text:tab/>6</text:p>
          <text:p text:style-name="P46">Minimum Hardware Requirements <text:s text:c="2"/><text:tab/>7</text:p>
          <text:p text:style-name="P46">Operating System Requirements <text:s text:c="2"/><text:tab/>8</text:p>
          <text:p text:style-name="P47">Chapter 4<text:tab/>Installation <text:s text:c="2"/><text:tab/>9</text:p>
          <text:p text:style-name="P46">Software Downloads <text:s text:c="2"/><text:tab/>9</text:p>
          <text:p text:style-name="P46">Software Installation <text:s text:c="2"/><text:tab/>9</text:p>
          <text:p text:style-name="P47">Chapter 5<text:tab/>Configuration <text:s text:c="2"/><text:tab/>10</text:p>
          <text:p text:style-name="P46">GNUstep Environment Overview <text:s text:c="2"/><text:tab/>10</text:p>
          <text:p text:style-name="P46">Preferences Hierarchy <text:s text:c="2"/><text:tab/>11</text:p>
          <text:p text:style-name="P46">General Preferences <text:s text:c="2"/><text:tab/>12</text:p>
          <text:p text:style-name="P46">Authentication using LDAP <text:s text:c="2"/><text:tab/>16</text:p>
          <text:p text:style-name="P46">LDAP Attributes Indexing <text:s text:c="2"/><text:tab/>20</text:p>
          <text:p text:style-name="P46">Authenticating using C.A.S. <text:s text:c="2"/><text:tab/>20</text:p>
          <text:p text:style-name="P46">Database Configuration <text:s text:c="2"/><text:tab/>21</text:p>
          <text:p text:style-name="P46">Authentication using SQL <text:s text:c="2"/><text:tab/>23</text:p>
          <text:p text:style-name="P46">SMTP Server Configuration <text:s text:c="2"/><text:tab/>25</text:p>
          <text:p text:style-name="P46">IMAP Server Configuration <text:s text:c="2"/><text:tab/>25</text:p>
          <text:p text:style-name="P46">Web Interface Configuration <text:s text:c="2"/><text:tab/>27</text:p>
          <text:p text:style-name="P46">SOGo Configuration Summary <text:s text:c="2"/><text:tab/>31</text:p>
          <text:p text:style-name="P46">Multi-domains Configuration <text:s text:c="2"/><text:tab/>32</text:p>
          <text:p text:style-name="P46">Apache Configuration <text:s text:c="2"/><text:tab/>35</text:p>
          <text:p text:style-name="P46">Starting Services <text:s text:c="2"/><text:tab/>35</text:p>
          <text:p text:style-name="P46">Cronjob — EMail reminders <text:s text:c="2"/><text:tab/>36</text:p>
          <text:p text:style-name="P46"><text:soft-page-break/>Cronjob — Vacation messages expiration <text:s text:c="2"/><text:tab/>36</text:p>
          <text:p text:style-name="P47">Chapter 6<text:tab/>Managing User Accounts <text:s text:c="2"/><text:tab/>37</text:p>
          <text:p text:style-name="P46">Creating the SOGo Administrative Account <text:s text:c="2"/><text:tab/>37</text:p>
          <text:p text:style-name="P46">Creating a User Account <text:s text:c="2"/><text:tab/>37</text:p>
          <text:p text:style-name="P47">Chapter 7<text:tab/>Funambol <text:s text:c="2"/><text:tab/>39</text:p>
          <text:p text:style-name="P47">Chapter 8<text:tab/>Using SOGo <text:s text:c="2"/><text:tab/>42</text:p>
          <text:p text:style-name="P46">SOGo Web Interface <text:s text:c="2"/><text:tab/>42</text:p>
          <text:p text:style-name="P46">Mozilla Thunderbird and Lightning <text:s text:c="2"/><text:tab/>42</text:p>
          <text:p text:style-name="P46">Apple iCal <text:s text:c="2"/><text:tab/>43</text:p>
          <text:p text:style-name="P46">Apple AddressBook <text:s text:c="2"/><text:tab/>43</text:p>
          <text:p text:style-name="P46">Funambol / Mobile Devices <text:s text:c="2"/><text:tab/>44</text:p>
          <text:p text:style-name="P47">Chapter 9<text:tab/>Upgrading <text:s text:c="2"/><text:tab/>45</text:p>
          <text:p text:style-name="P47">Chapter 10<text:tab/>Additional Information <text:s text:c="2"/><text:tab/>46</text:p>
          <text:p text:style-name="P47">Chapter 11<text:tab/>Commercial Support and Contact Information <text:s text:c="2"/><text:tab/>47</text:p>
        </text:index-body>
      </text:table-of-content>
      <text:p text:style-name="Standard"/>
      <text:h text:style-name="P56"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2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80"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57" text:outline-level="1">System Requirements</text:h>
      <text:h text:style-name="Heading_20_2" text:outline-level="2">Assumptions</text:h>
      <text:p text:style-name="Standard">SOGo reuses many components in an infrastructure. Thus, it requires the following <text:s/>:</text:p>
      <text:list xml:id="list185354134" text:style-name="L1">
        <text:list-header>
          <text:p text:style-name="P52">❏<text:tab/>Database server (MySQL, PostgreSQL or Oracle)</text:p>
          <text:p text:style-name="P55">❏<text:tab/>LDAP server (OpenLDAP, Novell eDirectory, Microsoft Active Directory and others) </text:p>
          <text:p text:style-name="P52">❏<text:tab/>SMTP server (Postfix, Sendmail and others)</text:p>
          <text:p text:style-name="P5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515187569" text:style-name="L2">
              <text:list-item>
                <text:p text:style-name="P59"><text:s/>Intel, AMD, or PowerPC CPU 1 GHz</text:p>
              </text:list-item>
            </text:list>
            <text:list xml:id="list1015931638" text:style-name="L3">
              <text:list-item>
                <text:p text:style-name="P61"><text:s/>512 MB of RAM (without Funambol, 1 GB RAM otherwise)</text:p>
              </text:list-item>
              <text:list-item>
                <text:p text:style-name="P61"><text:s/>1 GB of disk space</text:p>
              </text:list-item>
            </text:list>
            <text:p text:style-name="Table_20_Contents"/>
            <text:p text:style-name="Table_20_Contents">Production</text:p>
            <text:list xml:id="list240108150" text:style-name="L4">
              <text:list-item>
                <text:p text:style-name="P62"><text:s/>Intel, AMD or PowerPC CPU 3 GHz</text:p>
              </text:list-item>
            </text:list>
            <text:list xml:id="list479412229" text:style-name="L4">
              <text:list-item>
                <text:p text:style-name="P62"><text:s/>2048 MB of RAM</text:p>
              </text:list-item>
            </text:list>
            <text:list xml:id="list495449918" text:style-name="L5">
              <text:list-header>
                <text:p text:style-name="P63"><text:s/>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352217988" text:style-name="L6">
              <text:list-item>
                <text:p text:style-name="P64"><text:s/>Intel, AMD, or PowerPC CPU 1.5 GHz</text:p>
              </text:list-item>
            </text:list>
            <text:list xml:id="list176431456" text:style-name="L6">
              <text:list-item>
                <text:p text:style-name="P64"><text:s/>1024x768 monitor resolution</text:p>
              </text:list-item>
            </text:list>
            <text:list xml:id="list1084879091" text:style-name="L6">
              <text:list-item>
                <text:p text:style-name="P64"><text:s/>512 MB of RAM</text:p>
                <text:p text:style-name="P64"><text:s/>128 Kbps or higher network connection</text:p>
              </text:list-item>
            </text:list>
            <text:p text:style-name="Table_20_Contents"/>
            <text:p text:style-name="Table_20_Contents">Microsoft Windows</text:p>
            <text:list xml:id="list2175317343" text:style-name="L7">
              <text:list-item>
                <text:p text:style-name="P65"><text:s/>Microsoft Windows XP SP2 or Vista</text:p>
              </text:list-item>
            </text:list>
            <text:p text:style-name="Table_20_Contents"/>
            <text:p text:style-name="Table_20_Contents">Apple Mac OS X</text:p>
            <text:list xml:id="list1916522854" text:style-name="L8">
              <text:list-item>
                <text:p text:style-name="P66"><text:s/>Apple Mac OS X 10.2 or later</text:p>
              </text:list-item>
            </text:list>
            <text:p text:style-name="Table_20_Contents"/>
            <text:p text:style-name="Table_20_Contents">Linux</text:p>
            <text:list xml:id="list1011931406" text:style-name="L9">
              <text:list-item>
                <text:p text:style-name="P67"><text:s/>Your favourite GNU/Linux distribution</text:p>
              </text:list-item>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 Recommended</text:p>
            <text:list xml:id="list1727685630" text:style-name="L10">
              <text:list-item>
                <text:p text:style-name="P68"><text:s/>Palm OS based devices with Synthesis SyncML Client</text:p>
              </text:list-item>
              <text:list-item>
                <text:p text:style-name="P68"><text:s/>Research In Motion (RIM) BlackBerry devices with Funambol client</text:p>
              </text:list-item>
              <text:list-item>
                <text:p text:style-name="P68"><text:s/>Microsoft Windows Mobile PocketPC or SmartPhone with the Funambol client</text:p>
              </text:list-item>
            </text:list>
            <text:p text:style-name="Table_20_Contents"/>
            <text:list xml:id="list1366820577" text:continue-numbering="true" text:style-name="L10">
              <text:list-header>
                <text:p text:style-name="P68">Apple iPhone / iPod / iPad using Apple iOS 3.0 or later</text:p>
              </text:list-header>
            </text:list>
          </table:table-cell>
        </table:table-row>
      </table:table>
      <text:p text:style-name="Standard"/>
      <text:h text:style-name="P80" text:outline-level="2">Operating System Requirements</text:h>
      <text:p text:style-name="Standard">The following 32-bit and 64-bit operating systems are currently supported by SOGo :</text:p>
      <text:list xml:id="list1205537904" text:style-name="L11">
        <text:list-header>
          <text:p text:style-name="P53">❏<text:tab/>Red Hat Enterprise Linux (RHEL) Server 5 and 6</text:p>
          <text:p text:style-name="P53">❏<text:tab/>Community ENTerprise Operating System (CentOS) 5 and 6</text:p>
          <text:p text:style-name="P53">❏<text:tab/>Debian GNU/Linux 5.0 (Lenny) and 6.0 (Squeeze)</text:p>
          <text:p text:style-name="P53">❏<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57"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57"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8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2">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2">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2">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80"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2">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86888664" text:style-name="L12">
              <text:list-item>
                <text:p text:style-name="P69"><text:s/>YES – to send notifications</text:p>
              </text:list-item>
              <text:list-item>
                <text:p text:style-name="P69"><text:s/>NO – to not send notifications</text:p>
                <text:p text:style-name="P69">Defaults to NO when unset.</text:p>
              </text:list-item>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39592461" text:continue-numbering="true" text:style-name="L12">
              <text:list-item>
                <text:p text:style-name="P69"><text:s/>Public</text:p>
              </text:list-item>
              <text:list-item>
                <text:p text:style-name="P69"><text:s/>Confidential</text:p>
              </text:list-item>
              <text:list-item>
                <text:p text:style-name="P69"><text:s/>Private</text:p>
                <text:p text:style-name="P69">And each string must end with one of those values:</text:p>
              </text:list-item>
              <text:list-item>
                <text:p text:style-name="P69"><text:s/>Viewer</text:p>
              </text:list-item>
              <text:list-item>
                <text:p text:style-name="P69"><text:s/>DAndTViewer</text:p>
              </text:list-item>
              <text:list-item>
                <text:p text:style-name="P69"><text:s/>Modifier</text:p>
              </text:list-item>
              <text:list-item>
                <text:p text:style-name="P69"><text:s/>Responder</text:p>
                <text:p text:style-name="P69">The array can also contain one or many of the following strings:</text:p>
              </text:list-item>
              <text:list-item>
                <text:p text:style-name="P60"><text:s/>Ob<text:span text:style-name="T10">jectCreator</text:span></text:p>
              </text:list-item>
              <text:list-item>
                <text:p text:style-name="P60"><text:span text:style-name="T10"><text:s/>Ob</text:span>jectEraser</text:p>
              </text:list-item>
            </text:list>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list xml:id="list697076284" text:continue-numbering="true" text:style-name="L12">
              <text:list-item>
                <text:p text:style-name="P60"><text:s/>Obje<text:span text:style-name="T10">ctViewer</text:span></text:p>
              </text:list-item>
              <text:list-item>
                <text:p text:style-name="P70"><text:s/>ObjectEditor</text:p>
              </text:list-item>
              <text:list-item>
                <text:p text:style-name="P70"><text:s/>ObjectCreator</text:p>
              </text:list-item>
              <text:list-item>
                <text:p text:style-name="P60"><text:span text:style-name="T10"><text:s/>Obje</text:span>ctEraser</text:p>
              </text:list-item>
            </text:list>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list xml:id="list856537584" text:continue-numbering="true" text:style-name="L12">
              <text:list-item>
                <text:p text:style-name="P60"><text:s/>Braz<text:span text:style-name="T10">ilianPortuguese</text:span></text:p>
              </text:list-item>
              <text:list-item>
                <text:p text:style-name="P70"><text:s/>Czech</text:p>
              </text:list-item>
              <text:list-item>
                <text:p text:style-name="P70"><text:s/>Dutch</text:p>
              </text:list-item>
              <text:list-item>
                <text:p text:style-name="P71"><text:s/>English</text:p>
              </text:list-item>
              <text:list-item>
                <text:p text:style-name="P71"><text:s/>French</text:p>
              </text:list-item>
              <text:list-item>
                <text:p text:style-name="P71"><text:s/>German</text:p>
              </text:list-item>
              <text:list-item>
                <text:p text:style-name="P71"><text:soft-page-break/><text:s/>Hungarian</text:p>
              </text:list-item>
            </text:list>
            <text:list xml:id="list638348276" text:style-name="L12">
              <text:list-item>
                <text:p text:style-name="P70"><text:s/>Italian</text:p>
              </text:list-item>
              <text:list-item>
                <text:p text:style-name="P70"><text:s/>Russian</text:p>
              </text:list-item>
              <text:list-item>
                <text:p text:style-name="P70"><text:s/>Spanish</text:p>
              </text:list-item>
              <text:list-item>
                <text:p text:style-name="P70"><text:s/>Swedish</text:p>
              </text:list-item>
              <text:list-item>
                <text:p text:style-name="P60"><text:span text:style-name="T10"><text:s/>Wel</text:span>sh</text:p>
              </text:list-item>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863015228" text:continue-list="list856537584" text:style-name="L12">
              <text:list-item>
                <text:p text:style-name="P69"><text:s/>YES – to send notifications</text:p>
              </text:list-item>
              <text:list-item>
                <text:p text:style-name="P69"><text:s/>NO – to not send notifications</text:p>
              </text:list-item>
            </text:list>
            <text:p text:style-name="Table_20_Contents">Defaults to NO when unset.</text:p>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211111939" text:continue-numbering="true" text:style-name="L12">
              <text:list-item>
                <text:p text:style-name="P69"><text:s/>YES – to allow them</text:p>
              </text:list-item>
              <text:list-item>
                <text:p text:style-name="P69"><text:s/>NO – to prevent them from doing so</text:p>
              </text:list-item>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34100710" text:continue-numbering="true" text:style-name="L12">
              <text:list-item>
                <text:p text:style-name="P69"><text:s/>YES – to allow them</text:p>
              </text:list-item>
              <text:list-item>
                <text:p text:style-name="P69"><text:s/>NO – to prevent them from doing so</text:p>
              </text:list-item>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81"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4">❏<text:tab/>group</text:p>
      <text:p text:style-name="P44">❏<text:tab/>groupOfNames</text:p>
      <text:p text:style-name="P44">❏<text:tab/>groupOfUniqueNames</text:p>
      <text:p text:style-name="P44">❏<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ext:soft-page-break/>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userPasswordAlgorithm</text:p>
          </table:table-cell>
          <table:table-cell table:style-name="Table26.B3" office:value-type="string">
            <text:p text:style-name="P26">the algorithm used for password encryption when changing passwords without Password Policies enabled . Possible values are <text:span text:style-name="T6">none</text:span>, <text:span text:style-name="T6">crypt</text:span>, <text:span text:style-name="T6">md5</text:span><text:span text:style-name="T11"> and </text:span><text:span text:style-name="T6">sha.</text:span></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ext:soft-page-break/>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68441469" text:style-name="L13">
        <text:list-header>
          <text:p text:style-name="P54">❏<text:tab/>givenName</text:p>
          <text:p text:style-name="P54">❏<text:tab/>cn</text:p>
          <text:p text:style-name="P54">❏<text:tab/>mail</text:p>
          <text:p text:style-name="P54">❏<text:tab/>sn</text:p>
          <text:p text:style-name="P51"/>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739014048" text:continue-list="list134100710" text:style-name="L12">
              <text:list-item>
                <text:p text:style-name="P76"><text:s/><text:span text:style-name="T6">c_uid</text:span> : will be used for authentication – it's a username or username@domain.tld</text:p>
              </text:list-item>
              <text:list-item>
                <text:p text:style-name="P76"><text:s/><text:span text:style-name="T6">c_name</text:span> : will be used to uniquely identify entries – which can be identical to c_uid </text:p>
              </text:list-item>
              <text:list-item>
                <text:p text:style-name="P76"><text:s/><text:span text:style-name="T6">c_password</text:span> : password of the user, plain text, md5 or sha encoded </text:p>
              </text:list-item>
              <text:list-item>
                <text:p text:style-name="P76"><text:s/><text:span text:style-name="T6">c_cn</text:span> : the user's common name</text:p>
              </text:list-item>
              <text:list-item>
                <text:p text:style-name="P76"><text:s/><text:span text:style-name="T6">mail</text:span> : the user's email address</text:p>
                <text:p text:style-name="P77">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item>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text:soft-page-break/>values are <text:span text:style-name="T6">none</text:span>, <text:span text:style-name="T6">crypt</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9"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6">IMAPHostFieldName (optional)</text:p>
          </table:table-cell>
          <table:table-cell table:style-name="Table2.B7" office:value-type="string">
            <text:p text:style-name="P27">the field that returns the IMAP hostname for the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5"><text:bookmark text:name="bugnotes"/><text:span text:style-name="T6">❏<text:tab/>c_uid</text:span> - will be used for authentication – <text:s/>it's the username or <text:a xlink:type="simple" xlink:href="mailto:username@domain.tld">username@domain.tld</text:a>)</text:p>
      <text:p text:style-name="P45"><text:span text:style-name="T6">❏<text:tab/>c_name</text:span> - which can be identical to c_uid – <text:s/>will be used to uniquely identify entries</text:p>
      <text:p text:style-name="P45"><text:soft-page-break/><text:span text:style-name="T6">❏<text:tab/>c_password</text:span> – password of the user, plain-text, md5 or sha encoded for now</text:p>
      <text:p text:style-name="P45"><text:span text:style-name="T6">❏<text:tab/>c_cn</text:span> - the user's common name – such as “John Doe”</text:p>
      <text:p text:style-name="P45"><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345220047" text:style-name="L2">
              <text:list-item>
                <text:p text:style-name="P58"><text:span text:style-name="Code_20__28_inline_29_"><text:s/>sendmail</text:span> – to use the sendmail binary</text:p>
              </text:list-item>
              <text:list-item>
                <text:p text:style-name="P58"><text:span text:style-name="Code_20__28_inline_29_"><text:s/>smtp</text:span> – to use the SMTP protocol</text:p>
              </text:list-item>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text:soft-page-break/>For example : <text:span text:style-name="T6">INBOX/Drafts</text:span></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3">For example :</text:span><text:span text:style-name="T6"> INBOX/Sent</text:span></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6">INBOX/Trash</text:span></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925119126" text:style-name="L12">
              <text:list-item>
                <text:p text:style-name="P60"><text:span text:style-name="Code_20__28_inline_29_"><text:s/>imaps:</text:span><text:span text:style-name="Code_20__28_inline_29_"><text:span text:style-name="T10">//localhost:993</text:span></text:span></text:p>
              </text:list-item>
              <text:list-item>
                <text:p text:style-name="P60"><text:span text:style-name="Code_20__28_inline_29_"><text:span text:style-name="T10"><text:s/>imaps:</text:span></text:span><text:span text:style-name="Code_20__28_inline_29_">//localhost:143/?tls=YES</text:span></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1329900916" text:continue-numbering="true" text:style-name="L12">
              <text:list-item>
                <text:p text:style-name="P60"><text:span text:style-name="Code_20__28_inline_29_"><text:s/>sie</text:span><text:span text:style-name="Code_20__28_inline_29_"><text:span text:style-name="T10">ve://localhost</text:span></text:span></text:p>
              </text:list-item>
              <text:list-item>
                <text:p text:style-name="P60"><text:span text:style-name="Code_20__28_inline_29_"><text:span text:style-name="T10"><text:s/>sieve://localhost:2000</text:span></text:span></text:p>
              </text:list-item>
              <text:list-item>
                <text:p text:style-name="P60"><text:span text:style-name="Code_20__28_inline_29_"><text:span text:style-name="T10"><text:s/>sie</text:span></text:span><text:span text:style-name="Code_20__28_inline_29_">ve://localhost:2000/?tls=YES</text:span></text:p>
              </text:list-item>
            </text:list>
            <text:p text:style-name="Table_20_Contents">Note that TLS is supported but SSL is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253624017" text:continue-numbering="true" text:style-name="L12">
              <text:list-item>
                <text:p text:style-name="P69"><text:s/>YES</text:p>
              </text:list-item>
              <text:list-item>
                <text:p text:style-name="P69"><text:s/>NO</text:p>
                <text:p text:style-name="P73">Defaults to NO when unset.</text:p>
              </text:list-item>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1670024852" text:continue-list="list1515187569" text:style-name="L2">
              <text:list-header>
                <text:p text:style-name="P58">Parameter used to specify which RFC the IMAP server implements with respect to ACLs. Possible values are :</text:p>
              </text:list-header>
            </text:list>
            <text:list xml:id="list115148055" text:continue-list="list253624017" text:style-name="L12">
              <text:list-item>
                <text:p text:style-name="P60"><text:span text:style-name="Code_20__28_inline_29_"><text:s/></text:span><text:span text:style-name="Code_20__28_inline_29_"><text:span text:style-name="T10">rfc2086</text:span></text:span></text:p>
              </text:list-item>
              <text:list-item>
                <text:p text:style-name="P60"><text:span text:style-name="Code_20__28_inline_29_"><text:span text:style-name="T10"><text:s/>rfc</text:span></text:span><text:span text:style-name="Code_20__28_inline_29_">4314</text:span></text:p>
              </text:list-item>
            </text:list>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item>
                <text:p text:style-name="P69"><text:s/>YES</text:p>
              </text:list-item>
              <text:list-item>
                <text:p text:style-name="P69"><text:s/>NO</text:p>
                <text:p text:style-name="P69">Defaults to NO when unset.</text:p>
              </text:list-item>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ext:soft-page-break/>the IMAP server, the primary email address of the user will be used instead of the username. Possible values are :</text:p>
            <text:list xml:id="list2176804866" text:continue-numbering="true" text:style-name="L12">
              <text:list-item>
                <text:p text:style-name="P69"><text:s/>YES</text:p>
              </text:list-item>
              <text:list-item>
                <text:p text:style-name="P69"><text:s/>NO</text:p>
                <text:p text:style-name="P69">Defaults to NO when unset.</text:p>
              </text:list-item>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28.A5" office:value-type="string">
            <text:p text:style-name="P32">D</text:p>
          </table:table-cell>
          <table:table-cell table:style-name="Table28.B5" office:value-type="string">
            <text:p text:style-name="P4"><text:bookmark text:name="bugnotes2"/><text:bookmark text:name="bugnotes1"/>NGImap4ConnectionGroupPrefix</text:p>
            <text:p text:style-name="Table_20_Contents"/>
          </table:table-cell>
          <table:table-cell table:style-name="Table28.B5" office:value-type="string">
            <text:p text:style-name="P4"><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646699351" text:continue-numbering="true" text:style-name="L12">
              <text:list-item>
                <text:p text:style-name="P60"><text:span text:style-name="Code_20__28_inline_29_"><text:s/>Cal</text:span><text:span text:style-name="Code_20__28_inline_29_"><text:span text:style-name="T10">endar</text:span></text:span></text:p>
              </text:list-item>
              <text:list-item>
                <text:p text:style-name="P60"><text:span text:style-name="Code_20__28_inline_29_"><text:span text:style-name="T10"><text:s/>Mail</text:span></text:span></text:p>
              </text:list-item>
              <text:list-item>
                <text:p text:style-name="P60"><text:span text:style-name="Code_20__28_inline_29_"><text:span text:style-name="T10"><text:s/>Con</text:span></text:span><text:span text:style-name="Code_20__28_inline_29_">tacts</text:span></text:p>
              </text:list-item>
            </text:list>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oft-page-break/><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s</text:span><text:span text:style-name="T7"> section below for details.</text:span></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279981571" text:continue-list="list1670024852" text:style-name="L2">
              <text:list-item>
                <text:p text:style-name="P58"><text:span text:style-name="Code_20__28_inline_29_"><text:s/>1</text:span></text:p>
              </text:list-item>
              <text:list-item>
                <text:p text:style-name="P58"><text:span text:style-name="Code_20__28_inline_29_"><text:s/>2</text:span></text:p>
              </text:list-item>
              <text:list-item>
                <text:p text:style-name="P58"><text:span text:style-name="Code_20__28_inline_29_"><text:s/>5</text:span></text:p>
              </text:list-item>
              <text:list-item>
                <text:p text:style-name="P58"><text:span text:style-name="Code_20__28_inline_29_"><text:s/>10</text:span></text:p>
              </text:list-item>
              <text:list-item>
                <text:p text:style-name="P58"><text:span text:style-name="Code_20__28_inline_29_"><text:s/>20</text:span></text:p>
              </text:list-item>
              <text:list-item>
                <text:p text:style-name="P58"><text:span text:style-name="Code_20__28_inline_29_"><text:s/>30</text:span></text:p>
              </text:list-item>
              <text:list-item>
                <text:p text:style-name="P58"><text:span text:style-name="Code_20__28_inline_29_"><text:s/>60</text:span></text:p>
                <text:p text:style-name="P58">Defaults to the list above when unset.</text:p>
              </text:list-item>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32320001" text:continue-numbering="true" text:style-name="L2">
              <text:list-item>
                <text:p text:style-name="P58"><text:span text:style-name="Code_20__28_inline_29_"><text:s/>manually</text:span></text:p>
              </text:list-item>
              <text:list-item>
                <text:p text:style-name="P58"><text:soft-page-break/><text:span text:style-name="Code_20__28_inline_29_"><text:s/>every_minute</text:span></text:p>
              </text:list-item>
              <text:list-item>
                <text:p text:style-name="P58"><text:span text:style-name="Code_20__28_inline_29_"><text:s/>every_2_minutes</text:span></text:p>
              </text:list-item>
              <text:list-item>
                <text:p text:style-name="P58"><text:span text:style-name="Code_20__28_inline_29_"><text:s/>every_5_minutes</text:span></text:p>
              </text:list-item>
              <text:list-item>
                <text:p text:style-name="P58"><text:span text:style-name="Code_20__28_inline_29_"><text:s/>every_10_minutes</text:span></text:p>
              </text:list-item>
              <text:list-item>
                <text:p text:style-name="P58"><text:span text:style-name="Code_20__28_inline_29_"><text:s/>every_20_minutes</text:span></text:p>
              </text:list-item>
              <text:list-item>
                <text:p text:style-name="P58"><text:span text:style-name="Code_20__28_inline_29_"><text:s/>every_30_minutes</text:span></text:p>
              </text:list-item>
              <text:list-item>
                <text:p text:style-name="P58"><text:span text:style-name="Code_20__28_inline_29_"><text:s/>once_per_hour</text:span></text:p>
              </text:list-item>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P40">SOGoDefaultCalendar</text:p>
          </table:table-cell>
          <table:table-cell table:style-name="Table1.B2" office:value-type="string">
            <text:p text:style-name="Table_20_Contents">Parameter used to specify which calendar is used when creating an event or a task. Possible values are :</text:p>
            <text:list xml:id="list875408943" text:continue-numbering="true" text:style-name="L2">
              <text:list-item>
                <text:p text:style-name="P59"><text:span text:style-name="Code_20__28_inline_29_"><text:s/>s</text:span><text:span text:style-name="Code_20__28_inline_29_"><text:span text:style-name="T14">elected</text:span></text:span></text:p>
              </text:list-item>
              <text:list-item>
                <text:p text:style-name="P59"><text:span text:style-name="Code_20__28_inline_29_"><text:span text:style-name="T14"><text:s/>personal</text:span></text:span></text:p>
              </text:list-item>
              <text:list-item>
                <text:p text:style-name="P59"><text:span text:style-name="Code_20__28_inline_29_"><text:span text:style-name="T14"><text:s/>f</text:span></text:span><text:span text:style-name="Code_20__28_inline_29_">irst</text:span></text:p>
              </text:list-item>
            </text:list>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list xml:id="list206366185" text:continue-numbering="true" text:style-name="L2">
              <text:list-item>
                <text:p text:style-name="P59"><text:span text:style-name="Code_20__28_inline_29_"><text:s/>Jan</text:span><text:span text:style-name="Code_20__28_inline_29_"><text:span text:style-name="T14">uary1</text:span></text:span></text:p>
              </text:list-item>
              <text:list-item>
                <text:p text:style-name="P59"><text:span text:style-name="Code_20__28_inline_29_"><text:span text:style-name="T14"><text:s/>First4DayWeek</text:span></text:span></text:p>
              </text:list-item>
              <text:list-item>
                <text:p text:style-name="P59"><text:span text:style-name="Code_20__28_inline_29_"><text:span text:style-name="T14"><text:s/>Fir</text:span></text:span><text:span text:style-name="Code_20__28_inline_29_">stFullWeek</text:span></text:p>
              </text:list-item>
            </text:list>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ext:soft-page-break/>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BusyOffHours</text:p>
          </table:table-cell>
          <table:table-cell table:style-name="Table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list xml:id="list1976591818" text:continue-numbering="true" text:style-name="L2">
              <text:list-item>
                <text:p text:style-name="P59"><text:span text:style-name="Code_20__28_inline_29_"><text:s/>inl</text:span><text:span text:style-name="Code_20__28_inline_29_"><text:span text:style-name="T14">ine</text:span></text:span></text:p>
              </text:list-item>
              <text:list-item>
                <text:p text:style-name="P59"><text:span text:style-name="Code_20__28_inline_29_"><text:span text:style-name="T14"><text:s/>att</text:span></text:span><text:span text:style-name="Code_20__28_inline_29_">ached</text:span></text:p>
              </text:list-item>
            </text:list>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list xml:id="list772876464" text:continue-numbering="true" text:style-name="L2">
              <text:list-item>
                <text:p text:style-name="P59"><text:span text:style-name="Code_20__28_inline_29_"><text:s/>a</text:span><text:span text:style-name="Code_20__28_inline_29_"><text:span text:style-name="T14">bove</text:span></text:span></text:p>
              </text:list-item>
              <text:list-item>
                <text:p text:style-name="P59"><text:span text:style-name="Code_20__28_inline_29_"><text:span text:style-name="T14"><text:s/>b</text:span></text:span><text:span text:style-name="Code_20__28_inline_29_">elow</text:span></text:p>
              </text:list-item>
            </text:list>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list xml:id="list1372360173" text:continue-numbering="true" text:style-name="L2">
              <text:list-item>
                <text:p text:style-name="P59"><text:span text:style-name="Code_20__28_inline_29_"><text:s/>abov</text:span><text:span text:style-name="Code_20__28_inline_29_"><text:span text:style-name="T14">e</text:span></text:span></text:p>
              </text:list-item>
              <text:list-item>
                <text:p text:style-name="P59"><text:span text:style-name="Code_20__28_inline_29_"><text:span text:style-name="T14"><text:s/>belo</text:span></text:span><text:span text:style-name="Code_20__28_inline_29_">w</text:span></text:p>
              </text:list-item>
            </text:list>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list xml:id="list901785612" text:continue-numbering="true" text:style-name="L2">
              <text:list-item>
                <text:p text:style-name="P59"><text:span text:style-name="Code_20__28_inline_29_"><text:s/>te</text:span><text:span text:style-name="Code_20__28_inline_29_"><text:span text:style-name="T14">xt</text:span></text:span></text:p>
              </text:list-item>
              <text:list-item>
                <text:p text:style-name="P59"><text:span text:style-name="Code_20__28_inline_29_"><text:span text:style-name="T14"><text:s/>h</text:span></text:span><text:span text:style-name="Code_20__28_inline_29_">tml</text:span></text:p>
              </text:list-item>
            </text:list>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5">SOGoEnableEMailAlarms</text:p>
          </table:table-cell>
          <table:table-cell table:style-name="Table1.B2"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5">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5">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text:soft-page-break/>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oft-page-break/><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soft-page-break/><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ext:soft-page-break/>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80"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80"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3">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57"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3">&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57"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11 to 1.3.12</text:p>
          </table:table-cell>
        </table:table-row>
        <table:table-row table:style-name="Table8.2">
          <table:table-cell table:style-name="Table8.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8.A3" office:value-type="string">
            <text:p text:style-name="Table_20_Title">1.3.10 to 1.3.11</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3" office:value-type="string">
            <text:p text:style-name="Table_20_Title">1.3.9 to 1.3.10</text:p>
          </table:table-cell>
        </table:table-row>
        <table:table-row table:style-name="Table8.2">
          <table:table-cell table:style-name="Table8.A2" office:value-type="string">
            <text:p text:style-name="P41">No <text:span text:style-name="T10">specific</text:span> update procedure required.</text:p>
          </table:table-cell>
        </table:table-row>
        <table:table-row>
          <table:table-cell table:style-name="Table8.A3" office:value-type="string">
            <text:p text:style-name="Table_20_Title">1.3.8 to 1.3.9</text:p>
          </table:table-cell>
        </table:table-row>
        <table:table-row>
          <table:table-cell table:style-name="Table8.A8"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0" text:outline-level="1"/>
      <text:h text:style-name="P5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2 Inverse inc.<text:tab/><text:chapter text:display="name" text:outline-level="1">Configuration</text:chapter><text:tab/><text:page-number text:select-page="current">2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creation-date>2008-10-24T09:42:32</meta:creation-date>
    <meta:editing-cycles>372</meta:editing-cycles>
    <meta:editing-duration>P11DT3H16M29S</meta:editing-duration>
    <dc:date>2012-02-22T15:55:32</dc:date>
    <meta:document-statistic meta:table-count="13" meta:image-count="4" meta:object-count="0" meta:page-count="49" meta:paragraph-count="1073" meta:word-count="9374" meta:character-count="62220"/>
    <meta:user-defined meta:name="Info 1"/>
    <meta:user-defined meta:name="Info 2"/>
    <meta:user-defined meta:name="Info 3"/>
    <meta:user-defined meta:name="Info 4"/>
  </office:meta>
</office:document-meta>
</file>